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1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3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 table:number-rows-repeated="1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s</text:p>
          </table:table-cell>
          <table:table-cell office:value-type="string" calcext:value-type="string">
            <text:p>Augmente {stat} de {lv} niveaux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s</text:p>
          </table:table-cell>
          <table:table-cell office:value-type="string" calcext:value-type="string">
            <text:p>Diminue {stat} de {lv} niveaux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00-00-00</text:date>, <text:time style:data-style-name="N2" text:time-value="17:55:16.036144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2-19T00:36:45.434814217</dc:date>
    <meta:editing-duration>PT8H27M11S</meta:editing-duration>
    <meta:editing-cycles>52</meta:editing-cycles>
    <meta:generator>LibreOffice/24.2.7.2$Linux_X86_64 LibreOffice_project/420$Build-2</meta:generator>
    <meta:document-statistic meta:table-count="6" meta:cell-count="312" meta:object-count="0"/>
  </office:meta>
</office:document-meta>
</file>